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f9a" officeooo:paragraph-rsid="001e7f9a"/>
    </style:style>
    <style:style style:name="P2" style:family="paragraph" style:parent-style-name="Standard" style:list-style-name="L1">
      <style:text-properties officeooo:rsid="001e7f9a" officeooo:paragraph-rsid="001e7f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feature</text:p>
      <text:list xml:id="list1486735288" text:style-name="L1">
        <text:list-item>
          <text:p text:style-name="P2">santhal mirror </text:p>
        </text:list-item>
        <text:list-item>
          <text:p text:style-name="P2">login credentials text colo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20:28:20.618030336</meta:creation-date>
    <dc:date>2024-02-24T20:29:49.998611253</dc:date>
    <meta:editing-duration>PT1M30S</meta:editing-duration>
    <meta:editing-cycles>1</meta:editing-cycles>
    <meta:document-statistic meta:table-count="0" meta:image-count="0" meta:object-count="0" meta:page-count="1" meta:paragraph-count="3" meta:word-count="10" meta:character-count="60" meta:non-whitespace-character-count="54"/>
    <meta:generator>LibreOffice/6.4.7.2$Linux_X86_64 LibreOffice_project/40$Build-2</meta:generator>
  </office:meta>
</office:document-meta>
</file>